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="Arrow" draw:marker-start-width="0.1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="Arrow" draw:marker-start-width="0.0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15cm" draw:marker-end-width="0.1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text-properties fo:font-family="'Arial Black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family="'Arial Black'" style:font-family-generic="swiss" style:font-pitch="variable" fo:font-size="16pt" style:font-size-asian="16pt" style:font-size-complex="16pt"/>
    </style:style>
    <style:style style:name="P6" style:family="paragraph">
      <style:text-properties fo:font-family="'Arial Black'" style:font-family-generic="swiss" style:font-pitch="variable" fo:font-size="16pt" style:font-size-asian="16pt" style:font-size-complex="16pt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family="'Arial Black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33cm" svg:height="1.145cm" svg:x="0cm" svg:y="19.855cm">
          <draw:text-box>
            <text:p text:style-name="P1"><text:span text:style-name="T1">[0.0, 0.0]</text:span></text:p>
          </draw:text-box>
        </draw:frame>
        <draw:frame draw:style-name="gr1" draw:text-style-name="P2" draw:layer="layout" svg:width="4.879cm" svg:height="1.145cm" svg:x="10cm" svg:y="19.855cm">
          <draw:text-box>
            <text:p text:style-name="P1"><text:span text:style-name="T1">[X_MAX, 0.0]</text:span></text:p>
          </draw:text-box>
        </draw:frame>
        <draw:frame draw:style-name="gr1" draw:text-style-name="P2" draw:layer="layout" svg:width="4.879cm" svg:height="1.145cm" svg:x="0cm" svg:y="0cm">
          <draw:text-box>
            <text:p text:style-name="P1"><text:span text:style-name="T1">[0.0, Y_MAX]</text:span></text:p>
          </draw:text-box>
        </draw:frame>
        <draw:frame draw:style-name="gr1" draw:text-style-name="P2" draw:layer="layout" svg:width="6.225cm" svg:height="1.145cm" svg:x="8.575cm" svg:y="0cm">
          <draw:text-box>
            <text:p text:style-name="P1"><text:span text:style-name="T1">[X_MAX, Y_MAX]</text:span></text:p>
          </draw:text-box>
        </draw:frame>
        <draw:line draw:style-name="gr2" draw:text-style-name="P3" draw:layer="layout" svg:x1="1cm" svg:y1="20cm" svg:x2="1cm" svg:y2="1cm">
          <text:p/>
        </draw:line>
        <draw:line draw:style-name="gr3" draw:text-style-name="P3" draw:layer="layout" svg:x1="1cm" svg:y1="20cm" svg:x2="13.5cm" svg:y2="20cm">
          <text:p/>
        </draw:line>
        <draw:rect draw:style-name="gr4" draw:text-style-name="P3" draw:layer="layout" svg:width="5cm" svg:height="2cm" svg:x="6cm" svg:y="6.5cm">
          <text:p text:style-name="P4">Signature</text:p>
        </draw:rect>
        <draw:frame draw:style-name="gr1" draw:text-style-name="P6" draw:layer="layout" svg:width="3.652cm" svg:height="1.043cm" svg:x="3.95cm" svg:y="8.5cm">
          <draw:text-box>
            <text:p text:style-name="P5"><text:span text:style-name="T2">[LLX, LLY]</text:span></text:p>
          </draw:text-box>
        </draw:frame>
        <draw:frame draw:style-name="gr1" draw:text-style-name="P6" draw:layer="layout" svg:width="3.973cm" svg:height="1.043cm" svg:x="9.069cm" svg:y="5.355cm">
          <draw:text-box>
            <text:p text:style-name="P5"><text:span text:style-name="T2">[URX, URY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Square" draw:marker-start-width="0.3cm" draw:marker-start-center="false" draw:marker-end="Arrow" draw:marker-end-width="0.3cm" draw:marker-end-center="false" draw:stroke-linejoin="non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sef Cacek</meta:initial-creator>
    <meta:creation-date>2008-05-20T00:24:02</meta:creation-date>
    <dc:creator>Josef Cacek</dc:creator>
    <dc:date>2008-05-20T01:08:05</dc:date>
    <meta:editing-cycles>1</meta:editing-cycles>
    <meta:editing-duration>PT29M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